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Speed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2:.B13])" office:value-type="float" office:value="72" calcext:value-type="float">
            <text:p>7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 style:data-style-name="N2" text:time-value="10:50:46.530010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4T15:01:27.334239838</meta:creation-date>
    <dc:date>2020-10-25T10:59:10.615076928</dc:date>
    <meta:editing-duration>PT17M53S</meta:editing-duration>
    <meta:editing-cycles>2</meta:editing-cycles>
    <meta:generator>LibreOffice/6.0.7.3$Linux_X86_64 LibreOffice_project/00m0$Build-3</meta:generator>
    <meta:document-statistic meta:table-count="1" meta:cell-count="54" meta:object-count="0"/>
  </office:meta>
</office:document-meta>
</file>